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4700b8" draw:fill="none" draw:fill-color="#23b8d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3deb3d" draw:textarea-horizontal-align="justify" draw:textarea-vertical-align="middle" draw:auto-grow-height="false" draw:shadow="visible" draw:shadow-offset-x="0.1cm" draw:shadow-offset-y="0.1cm" draw:shadow-color="#7da647"/>
    </style:style>
    <style:style style:name="gr3" style:family="graphic" style:parent-style-name="standard">
      <style:graphic-properties draw:stroke="solid" svg:stroke-color="#7da647" draw:fill="solid" draw:fill-color="#3deb3d" draw:auto-grow-height="false" fo:min-height="0.749cm" fo:min-width="0.499cm" fo:wrap-option="no-wrap" draw:shadow="visible" draw:shadow-offset-x="0.1cm" draw:shadow-offset-y="0.1cm" draw:shadow-color="#7da647"/>
    </style:style>
    <style:style style:name="gr4" style:family="graphic" style:parent-style-name="standard">
      <style:graphic-properties draw:stroke="none" draw:fill="solid" draw:fill-color="#33cc66" draw:textarea-horizontal-align="justify" draw:textarea-vertical-align="middle" draw:auto-grow-height="false" draw:shadow="visible" draw:shadow-offset-x="0cm" draw:shadow-offset-y="0.1cm" draw:shadow-color="#7da647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56cm" svg:height="0.5cm" svg:x="1cm" svg:y="5.9cm">
          <text:p text:style-name="P1"><text:span text:style-name="T1">LIVRAISON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custom-shape draw:style-name="gr2" draw:text-style-name="P3" draw:layer="layout" svg:width="2.406cm" svg:height="1.5cm" svg:x="2cm" svg:y="7.4cm">
            <text:p text:style-name="P1"><text:span text:style-name="T2">RECEPTIONNER</text:span></text:p>
            <text:p text:style-name="P1"><text:span text:style-name="T2">-P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2cm" svg:y="7.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2.406cm" svg:height="1.5cm" svg:x="6.25cm" svg:y="12.4cm">
            <text:p text:style-name="P1"><text:span text:style-name="T2">CALCULER-</text:span></text:p>
            <text:p text:style-name="P1"><text:span text:style-name="T2">STOCK-P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6.25cm" svg:y="12.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ustom-shape draw:style-name="gr1" draw:text-style-name="P2" draw:layer="layout" svg:width="4.656cm" svg:height="0.5cm" svg:x="1cm" svg:y="9.9cm">
          <text:p text:style-name="P1"><text:span text:style-name="T1">AVIS-LIVRAISON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5.656cm" svg:y="10.5cm">
          <text:p text:style-name="P1"><text:span text:style-name="T1">SORTIE_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7.844cm" svg:y="9.9cm">
          <text:p text:style-name="P1"><text:span text:style-name="T1">INVENTAIRE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5.344cm" svg:y="15.2cm">
          <text:p text:style-name="P1"><text:span text:style-name="T1">VARIATION-STOCK-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polygon draw:style-name="gr4" draw:text-style-name="P4" draw:layer="layout" svg:width="2.869cm" svg:height="0.779cm" svg:x="6.065cm" svg:y="11.62cm" svg:viewBox="0 0 2870 780" draw:points="0,0 2869,0 2869,299 2870,299 1435,780 0,299">
          <text:p text:style-name="P1"><text:span text:style-name="T3">S8</text:span></text:p>
        </draw:polygon>
        <draw:line draw:style-name="gr5" draw:text-style-name="P1" draw:layer="layout" svg:x1="3.2cm" svg:y1="6.4cm" svg:x2="3.2cm" svg:y2="7.4cm">
          <text:p/>
        </draw:line>
        <draw:line draw:style-name="gr5" draw:text-style-name="P1" draw:layer="layout" svg:x1="7.667cm" svg:y1="11.037cm" svg:x2="7.667cm" svg:y2="11.62cm">
          <text:p/>
        </draw:line>
        <draw:line draw:style-name="gr5" draw:text-style-name="P1" draw:layer="layout" svg:x1="11.084cm" svg:y1="10.4cm" svg:x2="8.683cm" svg:y2="11.62cm">
          <text:p/>
        </draw:line>
        <draw:line draw:style-name="gr5" draw:text-style-name="P1" draw:layer="layout" svg:x1="7.5cm" svg:y1="13.9cm" svg:x2="7.49cm" svg:y2="15.2cm">
          <text:p/>
        </draw:line>
        <draw:rect draw:style-name="gr6" draw:text-style-name="P5" draw:layer="layout" svg:width="10.5cm" svg:height="1cm" svg:x="8.5cm" svg:y="1.6cm">
          <text:p text:style-name="P1"><text:span text:style-name="T4">PROCESSUS D'APPROVISIONNEMENT DE PR</text:span></text:p>
        </draw:rect>
        <draw:line draw:style-name="gr5" draw:text-style-name="P1" draw:layer="layout" svg:x1="3.223cm" svg:y1="8.9cm" svg:x2="3.223cm" svg:y2="9.9cm">
          <text:p/>
        </draw:line>
        <draw:line draw:style-name="gr5" draw:text-style-name="P1" draw:layer="layout" svg:x1="3.503cm" svg:y1="10.4cm" svg:x2="6.258cm" svg:y2="11.62cm">
          <text:p/>
        </draw:line>
        <draw:g>
          <draw:custom-shape draw:style-name="gr2" draw:text-style-name="P3" draw:layer="layout" svg:width="2.406cm" svg:height="1.5cm" svg:x="8.5cm" svg:y="7.5cm">
            <text:p text:style-name="P1"><text:span text:style-name="T2">VERIFIER-</text:span></text:p>
            <text:p text:style-name="P1"><text:span text:style-name="T2">STOCK-P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8.5cm" svg:y="7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line draw:style-name="gr5" draw:text-style-name="P1" draw:layer="layout" svg:x1="10.01cm" svg:y1="9.1cm" svg:x2="10cm" svg:y2="9.9cm">
          <text:p/>
        </draw:line>
        <draw:custom-shape draw:style-name="gr1" draw:text-style-name="P2" draw:layer="layout" svg:width="4.656cm" svg:height="0.5cm" svg:x="9cm" svg:y="5cm">
          <text:p text:style-name="P1"><text:span text:style-name="T1">TEMPORISATION-T7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0.917cm" svg:y1="5.5cm" svg:x2="10.3cm" svg:y2="7.511cm">
          <text:p/>
        </draw:line>
        <draw:custom-shape draw:style-name="gr1" draw:text-style-name="P2" draw:layer="layout" svg:width="4.656cm" svg:height="0.5cm" svg:x="11.4cm" svg:y="15.18cm">
          <text:p text:style-name="P1"><text:span text:style-name="T1">PREV-CONSO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0.44cm" svg:y1="14.989cm" svg:x2="8.605cm" svg:y2="16.9cm">
          <text:p/>
        </draw:line>
        <draw:custom-shape draw:style-name="gr1" draw:text-style-name="P2" draw:layer="layout" svg:width="4.656cm" svg:height="0.5cm" svg:x="7.944cm" svg:y="14.489cm">
          <text:p text:style-name="P1"><text:span text:style-name="T1">TEMPORISATION-T2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3.563cm" svg:y1="15.68cm" svg:x2="8.999cm" svg:y2="16.9cm">
          <text:p/>
        </draw:line>
        <draw:g>
          <draw:custom-shape draw:style-name="gr2" draw:text-style-name="P3" draw:layer="layout" svg:width="2.406cm" svg:height="1.5cm" svg:x="6.315cm" svg:y="17.68cm">
            <text:p text:style-name="P1"><text:span text:style-name="T2">CALCULER-</text:span></text:p>
            <text:p text:style-name="P1"><text:span text:style-name="T2">BESOINS-P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6.315cm" svg:y="17.6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polygon draw:style-name="gr4" draw:text-style-name="P4" draw:layer="layout" svg:width="2.869cm" svg:height="0.779cm" svg:x="6.13cm" svg:y="16.9cm" svg:viewBox="0 0 2870 780" draw:points="0,0 2869,0 2869,299 2870,299 1435,780 0,299">
          <text:p text:style-name="P1"><text:span text:style-name="T3">S9</text:span></text:p>
        </draw:polygon>
        <draw:line draw:style-name="gr5" draw:text-style-name="P1" draw:layer="layout" svg:x1="7.565cm" svg:y1="19.18cm" svg:x2="7.565cm" svg:y2="20.4cm">
          <text:p/>
        </draw:line>
        <draw:line draw:style-name="gr5" draw:text-style-name="P1" draw:layer="layout" svg:x1="7.51cm" svg:y1="15.7cm" svg:x2="7.5cm" svg:y2="16.9cm">
          <text:p/>
        </draw:line>
        <draw:custom-shape draw:style-name="gr1" draw:text-style-name="P2" draw:layer="layout" svg:width="4.656cm" svg:height="0.5cm" svg:x="5.344cm" svg:y="20.4cm">
          <text:p text:style-name="P1"><text:span text:style-name="T1">DEMANDE_REAPPRO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5.656cm" svg:y="20.233cm">
          <text:p text:style-name="P1"><text:span text:style-name="T1">DMDE-APPRO-URG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8.306cm" svg:y1="20.733cm" svg:x2="8.999cm" svg:y2="22.1cm">
          <text:p/>
        </draw:line>
        <draw:g>
          <draw:custom-shape draw:style-name="gr2" draw:text-style-name="P3" draw:layer="layout" svg:width="2.406cm" svg:height="1.5cm" svg:x="6.315cm" svg:y="22.88cm">
            <text:p text:style-name="P1"><text:span text:style-name="T2">COMMANDER-</text:span></text:p>
            <text:p text:style-name="P1"><text:span text:style-name="T2">P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6.315cm" svg:y="22.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polygon draw:style-name="gr4" draw:text-style-name="P4" draw:layer="layout" svg:width="2.869cm" svg:height="0.779cm" svg:x="6.13cm" svg:y="22.1cm" svg:viewBox="0 0 2870 780" draw:points="0,0 2869,0 2869,299 2870,299 1435,780 0,299">
          <text:p text:style-name="P1"><text:span text:style-name="T3">S10</text:span></text:p>
        </draw:polygon>
        <draw:line draw:style-name="gr5" draw:text-style-name="P1" draw:layer="layout" svg:x1="7.565cm" svg:y1="24.38cm" svg:x2="7.555cm" svg:y2="25.68cm">
          <text:p/>
        </draw:line>
        <draw:line draw:style-name="gr5" draw:text-style-name="P1" draw:layer="layout" svg:x1="7.6cm" svg:y1="20.9cm" svg:x2="7.6cm" svg:y2="22.1cm">
          <text:p/>
        </draw:line>
        <draw:custom-shape draw:style-name="gr1" draw:text-style-name="P2" draw:layer="layout" svg:width="4.656cm" svg:height="0.5cm" svg:x="5.344cm" svg:y="25.654cm">
          <text:p text:style-name="P1"><text:span text:style-name="T1">COMMANDER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1.844cm" svg:y="25.7cm">
          <text:p text:style-name="P1"><text:span text:style-name="T1">HIST-REAPPRO/P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8.401cm" svg:y1="24.38cm" svg:x2="14.159cm" svg:y2="25.7cm">
          <text:p/>
        </draw:line>
        <draw:line draw:style-name="gr7" draw:text-style-name="P1" draw:layer="layout" svg:x1="5cm" svg:y1="3cm" svg:x2="5cm" svg:y2="28.7cm">
          <text:p/>
        </draw:line>
        <draw:line draw:style-name="gr7" draw:text-style-name="P1" draw:layer="layout" svg:x1="1cm" svg:y1="4.1cm" svg:x2="20cm" svg:y2="4.1cm">
          <text:p/>
        </draw:line>
        <draw:line draw:style-name="gr7" draw:text-style-name="P1" draw:layer="layout" svg:x1="16.2cm" svg:y1="3cm" svg:x2="16.2cm" svg:y2="28.7cm">
          <text:p/>
        </draw:line>
        <draw:line draw:style-name="gr7" draw:text-style-name="P1" draw:layer="layout" svg:x1="11.3cm" svg:y1="3cm" svg:x2="11.3cm" svg:y2="28.7cm">
          <text:p/>
        </draw:line>
        <draw:frame draw:style-name="gr8" draw:text-style-name="P6" draw:layer="layout" svg:width="4cm" svg:height="1.25cm" svg:x="1.1cm" svg:y="3cm">
          <draw:text-box>
            <text:p><text:span text:style-name="T5">Dpt Matériel</text:span></text:p>
          </draw:text-box>
        </draw:frame>
        <draw:frame draw:style-name="gr8" draw:text-style-name="P7" draw:layer="layout" svg:width="6.5cm" svg:height="1.25cm" svg:x="5.1cm" svg:y="3cm">
          <draw:text-box>
            <text:p text:style-name="P1"><text:span text:style-name="T5">Département Achat</text:span></text:p>
          </draw:text-box>
        </draw:frame>
        <draw:frame draw:style-name="gr8" draw:text-style-name="P8" draw:layer="layout" svg:width="4cm" svg:height="1.267cm" svg:x="11.8cm" svg:y="2.9cm">
          <draw:text-box>
            <text:p text:style-name="P1"><text:span text:style-name="T6">Acteur Externe Statistique</text:span></text:p>
          </draw:text-box>
        </draw:frame>
        <draw:frame draw:style-name="gr8" draw:text-style-name="P8" draw:layer="layout" svg:width="4cm" svg:height="1.25cm" svg:x="16.1cm" svg:y="3.101cm">
          <draw:text-box>
            <text:p text:style-name="P1"><text:span text:style-name="T6">Autre Chanti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7T16:38:22.25</meta:creation-date>
    <dc:date>2011-02-10T10:48:28.59</dc:date>
    <meta:editing-duration>PT01H09M29S</meta:editing-duration>
    <meta:editing-cycles>9</meta:editing-cycles>
    <meta:generator>OpenOffice.org/3.2$Win32 OpenOffice.org_project/320m18$Build-9502</meta:generator>
    <meta:document-statistic meta:object-count="55"/>
  </office:meta>
</office:document-meta>
</file>